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lik do wypisywania założeń gry.</text:p>
      <text:p text:style-name="Standard"/>
      <text:p text:style-name="Standard">Ogólna koncepcja:</text:p>
      <text:list xml:id="list199081171" text:style-name="L1">
        <text:list-item>
          <text:p text:style-name="P1">Gra ma być hybrydą RPG i point'n'click'a</text:p>
        </text:list-item>
        <text:list-item>
          <text:p text:style-name="P1">Ręcznie rysowane tła pomiędzy, którymi będą się poruszać postacie</text:p>
        </text:list-item>
        <text:list-item>
          <text:p text:style-name="P1">Walka turowa w zależności od indywidualnych statystyk inicjatywy</text:p>
        </text:list-item>
        <text:list-item>
          <text:p text:style-name="P1">Gracz prowadzi drużyną postaci (ilu?)</text:p>
        </text:list-item>
        <text:list-item>
          <text:p text:style-name="P1">Postacie mogą być różnej rasy i <text:s/>(np. Człowiek – najbardziej zbalansowany, Elf – healer, Mroczny Elf – mag bitewny, Krasnolud – wojownik , ork – berserker lub coś podobnego)</text:p>
        </text:list-item>
        <text:list-item>
          <text:p text:style-name="P1">Klasy będące różnymi kombinacjami typu wojownik paladyn ; wojownik banfdyta itd.</text:p>
        </text:list-item>
        <text:list-item>
          <text:p text:style-name="P1">Jedna postać będzie alter ego gracza. Będzie prowadzić dialogi i pełnić funkcję dowodzącego w walce ( lekki spadek statystyk dla reszty drużyny po jego śmierci)</text:p>
        </text:list-item>
        <text:list-item>
          <text:p text:style-name="P1">Każda postać będzie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4</meta:editing-cycles>
    <meta:generator>LibreOffice/3.5$Linux_X86_64 LibreOffice_project/350m1$Build-2</meta:generator>
    <dc:date>2013-01-24T22:28:33</dc:date>
    <meta:document-statistic meta:table-count="0" meta:image-count="0" meta:object-count="0" meta:page-count="1" meta:paragraph-count="10" meta:word-count="112" meta:character-count="696" meta:non-whitespace-character-count="600"/>
    <meta:user-defined meta:name="Info 1"/>
    <meta:user-defined meta:name="Info 2"/>
    <meta:user-defined meta:name="Info 3"/>
    <meta:user-defined meta:name="Info 4"/>
  </office:meta>
</office:document-meta>
</file>